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70" calcext:value-type="float">
            <text:p>470</text:p>
          </table:table-cell>
          <table:table-cell office:value-type="float" office:value="464" calcext:value-type="float">
            <text:p>464</text:p>
          </table:table-cell>
          <table:table-cell office:value-type="float" office:value="0.336188436831" calcext:value-type="float">
            <text:p>0.3361884368</text:p>
          </table:table-cell>
          <table:table-cell office:value-type="float" office:value="0.489361702128" calcext:value-type="float">
            <text:p>0.4893617021</text:p>
          </table:table-cell>
          <table:table-cell office:value-type="float" office:value="0.413793103448" calcext:value-type="float">
            <text:p>0.413793103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74" calcext:value-type="float">
            <text:p>474</text:p>
          </table:table-cell>
          <table:table-cell office:value-type="float" office:value="472" calcext:value-type="float">
            <text:p>472</text:p>
          </table:table-cell>
          <table:table-cell office:value-type="float" office:value="0.34632034632" calcext:value-type="float">
            <text:p>0.3463203463</text:p>
          </table:table-cell>
          <table:table-cell office:value-type="float" office:value="0.518987341772" calcext:value-type="float">
            <text:p>0.5189873418</text:p>
          </table:table-cell>
          <table:table-cell office:value-type="float" office:value="0.402542372881" calcext:value-type="float">
            <text:p>0.402542372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47" calcext:value-type="float">
            <text:p>447</text:p>
          </table:table-cell>
          <table:table-cell office:value-type="float" office:value="471" calcext:value-type="float">
            <text:p>471</text:p>
          </table:table-cell>
          <table:table-cell office:value-type="float" office:value="0.337606837607" calcext:value-type="float">
            <text:p>0.3376068376</text:p>
          </table:table-cell>
          <table:table-cell office:value-type="float" office:value="0.512304250559" calcext:value-type="float">
            <text:p>0.5123042506</text:p>
          </table:table-cell>
          <table:table-cell office:value-type="float" office:value="0.43949044586" calcext:value-type="float">
            <text:p>0.439490445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0.343220338983" calcext:value-type="float">
            <text:p>0.343220339</text:p>
          </table:table-cell>
          <table:table-cell office:value-type="float" office:value="0.508620689655" calcext:value-type="float">
            <text:p>0.5086206897</text:p>
          </table:table-cell>
          <table:table-cell office:value-type="float" office:value="0.434125269978" calcext:value-type="float">
            <text:p>0.4341252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 office:value-type="float" office:value="474" calcext:value-type="float">
            <text:p>474</text:p>
          </table:table-cell>
          <table:table-cell office:value-type="float" office:value="0.352422907489" calcext:value-type="float">
            <text:p>0.3524229075</text:p>
          </table:table-cell>
          <table:table-cell office:value-type="float" office:value="0.516198704104" calcext:value-type="float">
            <text:p>0.5161987041</text:p>
          </table:table-cell>
          <table:table-cell office:value-type="float" office:value="0.430379746835" calcext:value-type="float">
            <text:p>0.430379746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65" calcext:value-type="float">
            <text:p>465</text:p>
          </table:table-cell>
          <table:table-cell office:value-type="float" office:value="474" calcext:value-type="float">
            <text:p>474</text:p>
          </table:table-cell>
          <table:table-cell office:value-type="float" office:value="0.343157894737" calcext:value-type="float">
            <text:p>0.3431578947</text:p>
          </table:table-cell>
          <table:table-cell office:value-type="float" office:value="0.488172043011" calcext:value-type="float">
            <text:p>0.488172043</text:p>
          </table:table-cell>
          <table:table-cell office:value-type="float" office:value="0.46835443038" calcext:value-type="float">
            <text:p>0.468354430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5" calcext:value-type="float">
            <text:p>465</text:p>
          </table:table-cell>
          <table:table-cell office:value-type="float" office:value="475" calcext:value-type="float">
            <text:p>475</text:p>
          </table:table-cell>
          <table:table-cell office:value-type="float" office:value="0.346153846154" calcext:value-type="float">
            <text:p>0.3461538462</text:p>
          </table:table-cell>
          <table:table-cell office:value-type="float" office:value="0.556989247312" calcext:value-type="float">
            <text:p>0.5569892473</text:p>
          </table:table-cell>
          <table:table-cell office:value-type="float" office:value="0.444210526316" calcext:value-type="float">
            <text:p>0.4442105263</text:p>
          </table:table-cell>
        </table:table-row>
        <table:table-row table:style-name="ro1">
          <table:table-cell table:number-columns-repeated="2"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0.333333333333" calcext:value-type="float">
            <text:p>0.3333333333</text:p>
          </table:table-cell>
          <table:table-cell office:value-type="float" office:value="0.489451476793" calcext:value-type="float">
            <text:p>0.4894514768</text:p>
          </table:table-cell>
          <table:table-cell office:value-type="float" office:value="0.427368421053" calcext:value-type="float">
            <text:p>0.427368421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71" calcext:value-type="float">
            <text:p>471</text:p>
          </table:table-cell>
          <table:table-cell office:value-type="float" office:value="465" calcext:value-type="float">
            <text:p>465</text:p>
          </table:table-cell>
          <table:table-cell office:value-type="float" office:value="0.36" calcext:value-type="float">
            <text:p>0.36</text:p>
          </table:table-cell>
          <table:table-cell office:value-type="float" office:value="0.490445859873" calcext:value-type="float">
            <text:p>0.4904458599</text:p>
          </table:table-cell>
          <table:table-cell office:value-type="float" office:value="0.45376344086" calcext:value-type="float">
            <text:p>0.453763440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2" calcext:value-type="float">
            <text:p>472</text:p>
          </table:table-cell>
          <table:table-cell office:value-type="float" office:value="474" calcext:value-type="float">
            <text:p>474</text:p>
          </table:table-cell>
          <table:table-cell office:value-type="float" office:value="0.330526315789" calcext:value-type="float">
            <text:p>0.3305263158</text:p>
          </table:table-cell>
          <table:table-cell office:value-type="float" office:value="0.504237288136" calcext:value-type="float">
            <text:p>0.5042372881</text:p>
          </table:table-cell>
          <table:table-cell office:value-type="float" office:value="0.438818565401" calcext:value-type="float">
            <text:p>0.438818565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office:value-type="float" office:value="0.341825902335" calcext:value-type="float">
            <text:p>0.3418259023</text:p>
          </table:table-cell>
          <table:table-cell office:value-type="float" office:value="0.471215351812" calcext:value-type="float">
            <text:p>0.4712153518</text:p>
          </table:table-cell>
          <table:table-cell office:value-type="float" office:value="0.42735042735" calcext:value-type="float">
            <text:p>0.427350427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float" office:value="0.356371490281" calcext:value-type="float">
            <text:p>0.3563714903</text:p>
          </table:table-cell>
          <table:table-cell office:value-type="float" office:value="0.552742616034" calcext:value-type="float">
            <text:p>0.552742616</text:p>
          </table:table-cell>
          <table:table-cell office:value-type="float" office:value="0.434599156118" calcext:value-type="float">
            <text:p>0.434599156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67" calcext:value-type="float">
            <text:p>467</text:p>
          </table:table-cell>
          <table:table-cell office:value-type="float" office:value="461" calcext:value-type="float">
            <text:p>461</text:p>
          </table:table-cell>
          <table:table-cell office:value-type="float" office:value="0.346072186837" calcext:value-type="float">
            <text:p>0.3460721868</text:p>
          </table:table-cell>
          <table:table-cell office:value-type="float" office:value="0.430406852248" calcext:value-type="float">
            <text:p>0.4304068522</text:p>
          </table:table-cell>
          <table:table-cell office:value-type="float" office:value="0.431670281996" calcext:value-type="float">
            <text:p>0.431670282</text:p>
          </table:table-cell>
        </table:table-row>
        <table:table-row table:style-name="ro1">
          <table:table-cell table:number-columns-repeated="2" office:value-type="float" office:value="466" calcext:value-type="float">
            <text:p>466</text:p>
          </table:table-cell>
          <table:table-cell office:value-type="float" office:value="474" calcext:value-type="float">
            <text:p>474</text:p>
          </table:table-cell>
          <table:table-cell office:value-type="float" office:value="0.351931330472" calcext:value-type="float">
            <text:p>0.3519313305</text:p>
          </table:table-cell>
          <table:table-cell office:value-type="float" office:value="0.519313304721" calcext:value-type="float">
            <text:p>0.5193133047</text:p>
          </table:table-cell>
          <table:table-cell office:value-type="float" office:value="0.426160337553" calcext:value-type="float">
            <text:p>0.426160337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9" calcext:value-type="float">
            <text:p>469</text:p>
          </table:table-cell>
          <table:table-cell office:value-type="float" office:value="474" calcext:value-type="float">
            <text:p>474</text:p>
          </table:table-cell>
          <table:table-cell office:value-type="float" office:value="0.348936170213" calcext:value-type="float">
            <text:p>0.3489361702</text:p>
          </table:table-cell>
          <table:table-cell office:value-type="float" office:value="0.513859275053" calcext:value-type="float">
            <text:p>0.5138592751</text:p>
          </table:table-cell>
          <table:table-cell office:value-type="float" office:value="0.405063291139" calcext:value-type="float">
            <text:p>0.405063291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59" calcext:value-type="float">
            <text:p>459</text:p>
          </table:table-cell>
          <table:table-cell office:value-type="float" office:value="464" calcext:value-type="float">
            <text:p>464</text:p>
          </table:table-cell>
          <table:table-cell office:value-type="float" office:value="0.371794871795" calcext:value-type="float">
            <text:p>0.3717948718</text:p>
          </table:table-cell>
          <table:table-cell office:value-type="float" office:value="0.477124183007" calcext:value-type="float">
            <text:p>0.477124183</text:p>
          </table:table-cell>
          <table:table-cell office:value-type="float" office:value="0.418103448276" calcext:value-type="float">
            <text:p>0.418103448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float" office:value="459" calcext:value-type="float">
            <text:p>459</text:p>
          </table:table-cell>
          <table:table-cell office:value-type="float" office:value="0.340425531915" calcext:value-type="float">
            <text:p>0.3404255319</text:p>
          </table:table-cell>
          <table:table-cell office:value-type="float" office:value="0.478813559322" calcext:value-type="float">
            <text:p>0.4788135593</text:p>
          </table:table-cell>
          <table:table-cell office:value-type="float" office:value="0.468409586057" calcext:value-type="float">
            <text:p>0.468409586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0" calcext:value-type="float">
            <text:p>470</text:p>
          </table:table-cell>
          <table:table-cell office:value-type="float" office:value="467" calcext:value-type="float">
            <text:p>467</text:p>
          </table:table-cell>
          <table:table-cell office:value-type="float" office:value="0.338983050847" calcext:value-type="float">
            <text:p>0.3389830508</text:p>
          </table:table-cell>
          <table:table-cell office:value-type="float" office:value="0.51914893617" calcext:value-type="float">
            <text:p>0.5191489362</text:p>
          </table:table-cell>
          <table:table-cell office:value-type="float" office:value="0.494646680942" calcext:value-type="float">
            <text:p>0.494646680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6" calcext:value-type="float">
            <text:p>466</text:p>
          </table:table-cell>
          <table:table-cell office:value-type="float" office:value="472" calcext:value-type="float">
            <text:p>472</text:p>
          </table:table-cell>
          <table:table-cell office:value-type="float" office:value="0.350649350649" calcext:value-type="float">
            <text:p>0.3506493506</text:p>
          </table:table-cell>
          <table:table-cell office:value-type="float" office:value="0.540772532189" calcext:value-type="float">
            <text:p>0.5407725322</text:p>
          </table:table-cell>
          <table:table-cell office:value-type="float" office:value="0.402542372881" calcext:value-type="float">
            <text:p>0.402542372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5" calcext:value-type="float">
            <text:p>465</text:p>
          </table:table-cell>
          <table:table-cell office:value-type="float" office:value="436" calcext:value-type="float">
            <text:p>436</text:p>
          </table:table-cell>
          <table:table-cell office:value-type="float" office:value="0.358974358974" calcext:value-type="float">
            <text:p>0.358974359</text:p>
          </table:table-cell>
          <table:table-cell office:value-type="float" office:value="0.556989247312" calcext:value-type="float">
            <text:p>0.5569892473</text:p>
          </table:table-cell>
          <table:table-cell office:value-type="float" office:value="0.435779816514" calcext:value-type="float">
            <text:p>0.435779816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  <table:table-cell office:value-type="float" office:value="0.347547974414" calcext:value-type="float">
            <text:p>0.3475479744</text:p>
          </table:table-cell>
          <table:table-cell office:value-type="float" office:value="0.475268817204" calcext:value-type="float">
            <text:p>0.4752688172</text:p>
          </table:table-cell>
          <table:table-cell office:value-type="float" office:value="0.463829787234" calcext:value-type="float">
            <text:p>0.463829787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  <table:table-cell office:value-type="float" office:value="460" calcext:value-type="float">
            <text:p>460</text:p>
          </table:table-cell>
          <table:table-cell office:value-type="float" office:value="0.357446808511" calcext:value-type="float">
            <text:p>0.3574468085</text:p>
          </table:table-cell>
          <table:table-cell office:value-type="float" office:value="0.498947368421" calcext:value-type="float">
            <text:p>0.4989473684</text:p>
          </table:table-cell>
          <table:table-cell office:value-type="float" office:value="0.426086956522" calcext:value-type="float">
            <text:p>0.426086956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0.346405228758" calcext:value-type="float">
            <text:p>0.3464052288</text:p>
          </table:table-cell>
          <table:table-cell office:value-type="float" office:value="0.509594882729" calcext:value-type="float">
            <text:p>0.5095948827</text:p>
          </table:table-cell>
          <table:table-cell office:value-type="float" office:value="0.422505307856" calcext:value-type="float">
            <text:p>0.422505307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0.346405228758" calcext:value-type="float">
            <text:p>0.3464052288</text:p>
          </table:table-cell>
          <table:table-cell office:value-type="float" office:value="0.523404255319" calcext:value-type="float">
            <text:p>0.5234042553</text:p>
          </table:table-cell>
          <table:table-cell office:value-type="float" office:value="0.422505307856" calcext:value-type="float">
            <text:p>0.422505307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0.344608879493" calcext:value-type="float">
            <text:p>0.3446088795</text:p>
          </table:table-cell>
          <table:table-cell office:value-type="float" office:value="0.494692144374" calcext:value-type="float">
            <text:p>0.4946921444</text:p>
          </table:table-cell>
          <table:table-cell office:value-type="float" office:value="0.444915254237" calcext:value-type="float">
            <text:p>0.4449152542</text:p>
          </table:table-cell>
        </table:table-row>
        <table:table-row table:style-name="ro1">
          <table:table-cell table:formula="of:=AVERAGE([.A2:.A26])" office:value-type="float" office:value="467.04" calcext:value-type="float">
            <text:p>467.04</text:p>
          </table:table-cell>
          <table:table-cell table:formula="of:=AVERAGE([.B2:.B26])" office:value-type="float" office:value="467.68" calcext:value-type="float">
            <text:p>467.68</text:p>
          </table:table-cell>
          <table:table-cell table:formula="of:=AVERAGE([.C2:.C26])" office:value-type="float" office:value="468" calcext:value-type="float">
            <text:p>468</text:p>
          </table:table-cell>
          <table:table-cell table:formula="of:=AVERAGE([.D2:.D26])" office:value-type="float" office:value="0.3470923448598" calcext:value-type="float">
            <text:p>0.3470923449</text:p>
          </table:table-cell>
          <table:table-cell table:formula="of:=AVERAGE([.E2:.E26])" office:value-type="float" office:value="0.50548247717032" calcext:value-type="float">
            <text:p>0.5054824772</text:p>
          </table:table-cell>
          <table:table-cell table:formula="of:=AVERAGE([.F2:.F26])" office:value-type="float" office:value="0.43508057342172" calcext:value-type="float">
            <text:p>0.43508057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0T10:28:30.529013091</dc:date>
    <meta:document-statistic meta:table-count="1" meta:cell-count="162" meta:object-count="0"/>
    <meta:generator>LibreOffice/4.2.7.2$Linux_X86_64 LibreOffice_project/420m0$Build-2</meta:generator>
  </office:meta>
</office:document-meta>
</file>